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fbda1" officeooo:paragraph-rsid="001fbda1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fbda1" officeooo:paragraph-rsid="001fbd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21634b" officeooo:paragraph-rsid="0021634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218e8f" officeooo:paragraph-rsid="00218e8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259b24" officeooo:paragraph-rsid="00259b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officeooo:rsid="00274998" officeooo:paragraph-rsid="0027d9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21634b" officeooo:paragraph-rsid="0021634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2e545" officeooo:paragraph-rsid="00218e8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243e2c" officeooo:paragraph-rsid="00243e2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266b35" officeooo:paragraph-rsid="00266b3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274998" officeooo:paragraph-rsid="002749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27d97b" officeooo:paragraph-rsid="0027d97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officeooo:rsid="0027fcaf" officeooo:paragraph-rsid="0027fca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normal" officeooo:rsid="00292d25" officeooo:paragraph-rsid="00292d2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weight="normal" officeooo:rsid="002a8703" officeooo:paragraph-rsid="002a870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normal" officeooo:rsid="002c5a02" officeooo:paragraph-rsid="002c5a0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normal" officeooo:rsid="002d0551" officeooo:paragraph-rsid="002d055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officeooo:rsid="002d872f" officeooo:paragraph-rsid="002d872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normal" officeooo:rsid="002e1707" officeooo:paragraph-rsid="002e170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weight="normal" officeooo:rsid="00301149" officeooo:paragraph-rsid="0030114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normal" officeooo:rsid="00319604" officeooo:paragraph-rsid="0031960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normal" officeooo:rsid="00330103" officeooo:paragraph-rsid="0033010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weight="normal" officeooo:rsid="00334364" officeooo:paragraph-rsid="0033436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normal" officeooo:rsid="00353442" officeooo:paragraph-rsid="0035344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weight="normal" officeooo:rsid="00356cec" officeooo:paragraph-rsid="00356ce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ru" fo:country="RU" fo:font-weight="normal" officeooo:rsid="00362396" officeooo:paragraph-rsid="0036239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weight="normal" officeooo:rsid="00362396" officeooo:paragraph-rsid="0036f85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weight="normal" officeooo:rsid="0037ae1d" officeooo:paragraph-rsid="0037ae1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normal" officeooo:rsid="00362396" officeooo:paragraph-rsid="0039704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normal" officeooo:rsid="00362396" officeooo:paragraph-rsid="0036239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normal" officeooo:rsid="00353442" officeooo:paragraph-rsid="0035344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normal" officeooo:rsid="0037ae1d" officeooo:paragraph-rsid="0037ae1d" style:font-weight-asian="normal" style:font-weight-complex="normal"/>
    </style:style>
    <style:style style:name="P33" style:family="paragraph" style:parent-style-name="Standard">
      <style:text-properties fo:language="ru" fo:country="RU" officeooo:rsid="00018304" officeooo:paragraph-rsid="00397048"/>
    </style:style>
    <style:style style:name="P34" style:family="paragraph" style:parent-style-name="Standard">
      <style:text-properties fo:language="ru" fo:country="RU" officeooo:rsid="0001924b" officeooo:paragraph-rsid="00397048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weight="bold" officeooo:rsid="001fbda1" officeooo:paragraph-rsid="001fbda1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ru" fo:country="RU" fo:font-weight="bold" officeooo:rsid="0022e545" officeooo:paragraph-rsid="0022e54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weight="bold" officeooo:rsid="0027fcaf" officeooo:paragraph-rsid="0027fcaf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weight="bold" officeooo:rsid="00334364" officeooo:paragraph-rsid="00334364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ru" fo:country="RU" fo:font-weight="bold" officeooo:rsid="00353442" officeooo:paragraph-rsid="0035344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ru" fo:country="RU" fo:font-weight="bold" officeooo:rsid="00362396" officeooo:paragraph-rsid="00362396" style:font-weight-asian="bold" style:font-weight-complex="bold"/>
    </style:style>
    <style:style style:name="P41" style:family="paragraph" style:parent-style-name="Standard">
      <style:text-properties fo:language="ru" fo:country="RU" fo:font-weight="bold" officeooo:rsid="0002e56f" officeooo:paragraph-rsid="00397048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fo:letter-spacing="normal" fo:language="en" fo:country="US" fo:font-style="normal" fo:font-weight="normal" officeooo:paragraph-rsid="00397048"/>
    </style:style>
    <style:style style:name="P43" style:family="paragraph" style:parent-style-name="Standard">
      <style:text-properties officeooo:paragraph-rsid="00397048"/>
    </style:style>
    <style:style style:name="P44" style:family="paragraph" style:parent-style-name="Standard">
      <style:paragraph-properties fo:text-align="center" style:justify-single-word="false"/>
      <style:text-properties fo:text-transform="uppercase" fo:font-size="14pt" fo:language="ru" fo:country="RU" fo:font-weight="bold" officeooo:rsid="001fbda1" officeooo:paragraph-rsid="001fbda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language="ru" fo:country="RU" fo:font-weight="bold" officeooo:rsid="001fbda1" officeooo:paragraph-rsid="001fbda1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writing-mode="lr-tb"/>
      <style:text-properties fo:language="ru" fo:country="RU" officeooo:rsid="00016b9b" officeooo:paragraph-rsid="00397048"/>
    </style:style>
    <style:style style:name="P47" style:family="paragraph" style:parent-style-name="Standard">
      <style:paragraph-properties style:writing-mode="lr-tb"/>
      <style:text-properties fo:language="ru" fo:country="RU" officeooo:rsid="00018304" officeooo:paragraph-rsid="00397048"/>
    </style:style>
    <style:style style:name="P48" style:family="paragraph" style:parent-style-name="Standard">
      <style:paragraph-properties style:writing-mode="lr-tb"/>
      <style:text-properties fo:language="ru" fo:country="RU" officeooo:rsid="0001924b" officeooo:paragraph-rsid="00397048"/>
    </style:style>
    <style:style style:name="P49" style:family="paragraph" style:parent-style-name="Standard">
      <style:paragraph-properties style:writing-mode="lr-tb"/>
      <style:text-properties fo:language="ru" fo:country="RU" officeooo:rsid="0003d6af" officeooo:paragraph-rsid="00397048"/>
    </style:style>
    <style:style style:name="P50" style:family="paragraph" style:parent-style-name="Standard">
      <style:paragraph-properties style:writing-mode="lr-tb"/>
      <style:text-properties fo:language="ru" fo:country="RU" fo:font-weight="bold" officeooo:rsid="0001924b" officeooo:paragraph-rsid="00397048" style:font-weight-asian="bold" style:font-weight-complex="bold"/>
    </style:style>
    <style:style style:name="P51" style:family="paragraph" style:parent-style-name="Standard">
      <style:paragraph-properties style:writing-mode="lr-tb"/>
      <style:text-properties fo:font-variant="normal" fo:text-transform="none" fo:color="#000000" fo:letter-spacing="normal" fo:language="ru" fo:country="RU" fo:font-style="normal" fo:font-weight="normal" officeooo:rsid="00016b9b" officeooo:paragraph-rsid="00397048"/>
    </style:style>
    <style:style style:name="P52" style:family="paragraph" style:parent-style-name="Standard">
      <style:paragraph-properties style:writing-mode="lr-tb"/>
      <style:text-properties fo:language="en" fo:country="US" officeooo:rsid="0003d6af" officeooo:paragraph-rsid="00397048"/>
    </style:style>
    <style:style style:name="P53" style:family="paragraph" style:parent-style-name="Standard">
      <style:paragraph-properties style:writing-mode="lr-tb"/>
      <style:text-properties officeooo:paragraph-rsid="00397048"/>
    </style:style>
    <style:style style:name="P54" style:family="paragraph" style:parent-style-name="Standard">
      <style:paragraph-properties style:writing-mode="lr-tb"/>
      <style:text-properties fo:font-weight="bold" officeooo:paragraph-rsid="0039704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a7a" style:font-weight-asian="normal" style:font-weight-complex="normal"/>
    </style:style>
    <style:style style:name="T3" style:family="text">
      <style:text-properties fo:font-weight="normal" officeooo:rsid="00211b1a" style:font-weight-asian="normal" style:font-weight-complex="normal"/>
    </style:style>
    <style:style style:name="T4" style:family="text">
      <style:text-properties fo:font-weight="normal" officeooo:rsid="0021634b" style:font-weight-asian="normal" style:font-weight-complex="normal"/>
    </style:style>
    <style:style style:name="T5" style:family="text">
      <style:text-properties fo:font-weight="normal" officeooo:rsid="00218e8f" style:font-weight-asian="normal" style:font-weight-complex="normal"/>
    </style:style>
    <style:style style:name="T6" style:family="text">
      <style:text-properties fo:font-weight="normal" officeooo:rsid="0022e545" style:font-weight-asian="normal" style:font-weight-complex="normal"/>
    </style:style>
    <style:style style:name="T7" style:family="text">
      <style:text-properties fo:font-weight="normal" officeooo:rsid="00266b35" style:font-weight-asian="normal" style:font-weight-complex="normal"/>
    </style:style>
    <style:style style:name="T8" style:family="text">
      <style:text-properties fo:font-weight="normal" officeooo:rsid="0027d97b" style:font-weight-asian="normal" style:font-weight-complex="normal"/>
    </style:style>
    <style:style style:name="T9" style:family="text">
      <style:text-properties fo:font-weight="normal" officeooo:rsid="002d872f" style:font-weight-asian="normal" style:font-weight-complex="normal"/>
    </style:style>
    <style:style style:name="T10" style:family="text">
      <style:text-properties fo:font-weight="normal" officeooo:rsid="0039c636" style:font-weight-asian="normal" style:font-weight-complex="normal"/>
    </style:style>
    <style:style style:name="T11" style:family="text">
      <style:text-properties fo:font-weight="normal" officeooo:rsid="003a2a04" style:font-weight-asian="normal" style:font-weight-complex="normal"/>
    </style:style>
    <style:style style:name="T12" style:family="text">
      <style:text-properties fo:font-weight="normal" officeooo:rsid="003a8ed3" style:font-weight-asian="normal" style:font-weight-complex="normal"/>
    </style:style>
    <style:style style:name="T13" style:family="text">
      <style:text-properties fo:font-weight="normal" officeooo:rsid="003c694d" style:font-weight-asian="normal" style:font-weight-complex="normal"/>
    </style:style>
    <style:style style:name="T14" style:family="text">
      <style:text-properties fo:font-weight="normal" officeooo:rsid="003e43f5" style:font-weight-asian="normal" style:font-weight-complex="normal"/>
    </style:style>
    <style:style style:name="T15" style:family="text">
      <style:text-properties officeooo:rsid="0021634b"/>
    </style:style>
    <style:style style:name="T16" style:family="text">
      <style:text-properties officeooo:rsid="00281e60"/>
    </style:style>
    <style:style style:name="T17" style:family="text">
      <style:text-properties officeooo:rsid="002acfa4"/>
    </style:style>
    <style:style style:name="T18" style:family="text">
      <style:text-properties officeooo:rsid="002d0551"/>
    </style:style>
    <style:style style:name="T19" style:family="text">
      <style:text-properties officeooo:rsid="002d872f"/>
    </style:style>
    <style:style style:name="T20" style:family="text">
      <style:text-properties officeooo:rsid="002e1707"/>
    </style:style>
    <style:style style:name="T21" style:family="text">
      <style:text-properties officeooo:rsid="00319604"/>
    </style:style>
    <style:style style:name="T22" style:family="text">
      <style:text-properties officeooo:rsid="00330103"/>
    </style:style>
    <style:style style:name="T23" style:family="text">
      <style:text-properties officeooo:rsid="00353442"/>
    </style:style>
    <style:style style:name="T24" style:family="text">
      <style:text-properties officeooo:rsid="00356cec"/>
    </style:style>
    <style:style style:name="T25" style:family="text">
      <style:text-properties officeooo:rsid="0036f851"/>
    </style:style>
    <style:style style:name="T26" style:family="text">
      <style:text-properties officeooo:rsid="0037ae1d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2412b"/>
    </style:style>
    <style:style style:name="T29" style:family="text">
      <style:text-properties fo:language="en" fo:country="US" officeooo:rsid="0002d9d3"/>
    </style:style>
    <style:style style:name="T30" style:family="text">
      <style:text-properties fo:language="en" fo:country="US" officeooo:rsid="0002e56f"/>
    </style:style>
    <style:style style:name="T31" style:family="text">
      <style:text-properties fo:language="en" fo:country="US" officeooo:rsid="0003d6af"/>
    </style:style>
    <style:style style:name="T32" style:family="text">
      <style:text-properties fo:language="en" fo:country="US" officeooo:rsid="00058651"/>
    </style:style>
    <style:style style:name="T33" style:family="text">
      <style:text-properties fo:language="en" fo:country="US" officeooo:rsid="004f7dee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officeooo:rsid="00018304"/>
    </style:style>
    <style:style style:name="T36" style:family="text">
      <style:text-properties fo:font-variant="normal" fo:text-transform="none" fo:color="#000000" fo:letter-spacing="normal" fo:font-style="normal" fo:font-weight="normal" officeooo:rsid="0039c636"/>
    </style:style>
    <style:style style:name="T37" style:family="text">
      <style:text-properties fo:font-variant="normal" fo:text-transform="none" fo:color="#000000" fo:letter-spacing="normal" fo:font-style="normal" fo:font-weight="normal" officeooo:rsid="004b0c3b"/>
    </style:style>
    <style:style style:name="T38" style:family="text">
      <style:text-properties fo:font-variant="normal" fo:text-transform="none" fo:color="#000000" fo:letter-spacing="normal" fo:font-style="normal" fo:font-weight="normal" officeooo:rsid="004c8d5f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officeooo:rsid="00018304"/>
    </style:style>
    <style:style style:name="T41" style:family="text">
      <style:text-properties fo:font-style="normal" fo:font-weight="normal"/>
    </style:style>
    <style:style style:name="T42" style:family="text">
      <style:text-properties officeooo:rsid="0002412b"/>
    </style:style>
    <style:style style:name="T43" style:family="text">
      <style:text-properties fo:language="ru" fo:country="RU" officeooo:rsid="0002412b"/>
    </style:style>
    <style:style style:name="T44" style:family="text">
      <style:text-properties fo:language="ru" fo:country="RU" officeooo:rsid="0002734a"/>
    </style:style>
    <style:style style:name="T45" style:family="text">
      <style:text-properties fo:language="ru" fo:country="RU" officeooo:rsid="0002d9d3"/>
    </style:style>
    <style:style style:name="T46" style:family="text">
      <style:text-properties fo:language="ru" fo:country="RU" officeooo:rsid="0002e56f"/>
    </style:style>
    <style:style style:name="T47" style:family="text">
      <style:text-properties fo:language="ru" fo:country="RU" officeooo:rsid="0003d6af"/>
    </style:style>
    <style:style style:name="T48" style:family="text">
      <style:text-properties fo:language="ru" fo:country="RU" officeooo:rsid="00058651"/>
    </style:style>
    <style:style style:name="T49" style:family="text">
      <style:text-properties fo:language="ru" fo:country="RU" officeooo:rsid="0039c636"/>
    </style:style>
    <style:style style:name="T50" style:family="text">
      <style:text-properties fo:language="ru" fo:country="RU" officeooo:rsid="004cc93f"/>
    </style:style>
    <style:style style:name="T51" style:family="text">
      <style:text-properties fo:language="ru" fo:country="RU" fo:font-style="italic" officeooo:rsid="0002d9d3" style:font-style-asian="italic" style:font-style-complex="italic"/>
    </style:style>
    <style:style style:name="T52" style:family="text">
      <style:text-properties fo:language="ru" fo:country="RU" officeooo:rsid="004f7dee"/>
    </style:style>
    <style:style style:name="T53" style:family="text">
      <style:text-properties fo:language="ru" fo:country="RU" officeooo:rsid="0050a23e"/>
    </style:style>
    <style:style style:name="T54" style:family="text">
      <style:text-properties officeooo:rsid="0039c636"/>
    </style:style>
    <style:style style:name="T55" style:family="text">
      <style:text-properties officeooo:rsid="003a8ed3"/>
    </style:style>
    <style:style style:name="T56" style:family="text">
      <style:text-properties officeooo:rsid="003e43f5"/>
    </style:style>
    <style:style style:name="T57" style:family="text">
      <style:text-properties officeooo:rsid="003fdde7"/>
    </style:style>
    <style:style style:name="T58" style:family="text">
      <style:text-properties officeooo:rsid="0040dd16"/>
    </style:style>
    <style:style style:name="T59" style:family="text">
      <style:text-properties officeooo:rsid="00418268"/>
    </style:style>
    <style:style style:name="T60" style:family="text">
      <style:text-properties officeooo:rsid="0041ac46"/>
    </style:style>
    <style:style style:name="T61" style:family="text">
      <style:text-properties officeooo:rsid="0042f5e2"/>
    </style:style>
    <style:style style:name="T62" style:family="text">
      <style:text-properties officeooo:rsid="00444677"/>
    </style:style>
    <style:style style:name="T63" style:family="text">
      <style:text-properties officeooo:rsid="0045de5c"/>
    </style:style>
    <style:style style:name="T64" style:family="text">
      <style:text-properties officeooo:rsid="00476c97"/>
    </style:style>
    <style:style style:name="T65" style:family="text">
      <style:text-properties officeooo:rsid="004a9982"/>
    </style:style>
    <style:style style:name="T66" style:family="text">
      <style:text-properties officeooo:rsid="004aa74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37ae1d" style:font-style-asian="italic" style:font-style-complex="italic"/>
    </style:style>
    <style:style style:name="T70" style:family="text">
      <style:text-properties officeooo:rsid="004b0c3b"/>
    </style:style>
    <style:style style:name="T71" style:family="text">
      <style:text-properties officeooo:rsid="004c8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groups</text:p>
      <text:p text:style-name="P45">1. Контрольные группы (Control Groups, <text:span text:style-name="T54">cgroups</text:span>)</text:p>
      <text:p text:style-name="P1"/>
      <text:p text:style-name="P2">1.1. Что такое cgroups?</text:p>
      <text:p text:style-name="P1">Контрольные группы обеспечивают механизм для объединения/разделения множества задач и их будущих потомков в иерархические группы с определённым поведением.</text:p>
      <text:p text:style-name="P1"/>
      <text:p text:style-name="P2">Определения:</text:p>
      <text:p text:style-name="P2"><text:span text:style-name="T17">Контрольная группа</text:span><text:span text:style-name="T1"> ассоциирует множество задач с множеством параметров, касающихся одной или более подсистем.</text:span></text:p>
      <text:p text:style-name="P2">Подсистема — <text:span text:style-name="T1">это модуль, которы</text:span><text:span text:style-name="T2">й</text:span><text:span text:style-name="T1"> </text:span><text:span text:style-name="T3">позволяет</text:span><text:span text:style-name="T1"> </text:span><text:span text:style-name="T2">использова</text:span><text:span text:style-name="T3">ть</text:span><text:span text:style-name="T2"> </text:span><text:span text:style-name="T9">группированные</text:span><text:span text:style-name="T2"> задач</text:span><text:span text:style-name="T6">и</text:span><text:span text:style-name="T2">, </text:span><text:span text:style-name="T6">сгруппированные</text:span><text:span text:style-name="T2"> средствами cgroups, </text:span><text:span text:style-name="T3">таким способом, каким это необходимо</text:span><text:span text:style-name="T2">. </text:span><text:span text:style-name="T9">Подсистема</text:span><text:span text:style-name="T2"> в данном случае — это типичный «контроллер ресурсов», который планирует их использование или применяет для каждой контрольной группы лимиты. </text:span><text:span text:style-name="T3">Однако подсистема может</text:span><text:span text:style-name="T2"> быть вс</text:span><text:span text:style-name="T3">ем</text:span><text:span text:style-name="T2"> ч</text:span><text:span text:style-name="T3">ем </text:span><text:span text:style-name="T2">угодно, </text:span><text:span text:style-name="T3">а именно</text:span><text:span text:style-name="T2"> вс</text:span><text:span text:style-name="T3">ем тем, над чем</text:span><text:span text:style-name="T2"> </text:span><text:span text:style-name="T3">пожелает </text:span><text:span text:style-name="T9">взаимодействовать</text:span><text:span text:style-name="T2"> </text:span><text:span text:style-name="T3">в </text:span><text:span text:style-name="T2">групп</text:span><text:span text:style-name="T3">е</text:span><text:span text:style-name="T2"> процессов </text:span><text:span text:style-name="T10">данная подсистема</text:span><text:span text:style-name="T2">, например подсистема виртуализации. </text:span><text:span text:style-name="T10">(пр. Последнее предложение весьма сложно написано, однако именно это автора данной концепции и пытались донести. То есть, если возникнет в группе процессов что-то, над чем необходимо получить управление или вести учёт, тогда именно это «что-то» можно назвать подсистемой). <text:s/></text:span></text:p>
      <text:p text:style-name="P2"><text:span text:style-name="T15">Иерархия</text:span><text:span text:style-name="T4"> — это множество контрольных групп, упорядоченных в дерево, так как каждая задача в системе точно находится в одной из контрольных групп иерархии и множестве подсистем. </text:span><text:span text:style-name="T10">К</text:span><text:span text:style-name="T4">аждая подсистема имеет специфическое для данной системы состояние, которое присоединено к каждой контрольной группе в иерархии. Каждая иерархия </text:span><text:span text:style-name="T11">является</text:span><text:span text:style-name="T4"> экземпляр</text:span><text:span text:style-name="T11">ом,</text:span><text:span text:style-name="T4"> которы</text:span><text:span text:style-name="T11">й</text:span><text:span text:style-name="T4"> ассоциирован </text:span><text:span text:style-name="T11">с</text:span><text:span text:style-name="T4"> виртуальн</text:span><text:span text:style-name="T11">ой</text:span><text:span text:style-name="T4"> файлов</text:span><text:span text:style-name="T11">ой</text:span><text:span text:style-name="T4"> систем</text:span><text:span text:style-name="T11">ой</text:span><text:span text:style-name="T4"> контрольной группы.</text:span></text:p>
      <text:p text:style-name="P7">В любой момент времени может быть активно несколько иерархий задач контрольных групп. Каждая иерархия — раздел со всеми задачами в системе.</text:p>
      <text:p text:style-name="P3"><text:span text:style-name="T1">Код уровня пользователя (user-level) может создавать и у</text:span><text:span text:style-name="T11">далять</text:span><text:span text:style-name="T1"> контрольные группы по имени </text:span><text:span text:style-name="T11">в </text:span><text:span text:style-name="T1">экземпляр</text:span><text:span text:style-name="T11">е</text:span><text:span text:style-name="T1"> виртуальной файловой системы контрольной группы, </text:span><text:span text:style-name="T11">задавая</text:span><text:span text:style-name="T1"> </text:span><text:span text:style-name="T11">контрольную группу, к которой задача была отнесена или</text:span><text:span text:style-name="T1"> список PID задач, </text:span><text:span text:style-name="T5">который </text:span><text:span text:style-name="T11">присоединён </text:span><text:span text:style-name="T5">к </text:span><text:span text:style-name="T1">контрольной группе.</text:span><text:span text:style-name="T5"> </text:span><text:span text:style-name="T11">Создание</text:span><text:span text:style-name="T5"> и </text:span><text:span text:style-name="T11">привязка контрольных групп</text:span><text:span text:style-name="T5"> <text:s/>влияет только на иерархию, с которой ассоциирован экземпляр в файловой системе контрольной группы.</text:span></text:p>
      <text:p text:style-name="P4"><text:span text:style-name="T2">С</text:span><text:span text:style-name="T1">амо по себе использование контрольных групп является простым наблюдением за работой. Цель</text:span><text:span text:style-name="T6">ю того что есть подсистемная ловушка(хук) в контрольных группах, по-умолчанию, является обеспечение</text:span><text:span text:style-name="T11">м</text:span><text:span text:style-name="T6"> новыми атрибутами </text:span><text:span text:style-name="T11">этих </text:span><text:span text:style-name="T6">групп, такими как учёт и лимитирование ресурсов, к которым процессы в контрольных группах могут получить доступ. К примеру cpusets, позволяющий вам ассоциировать множество процессоров и множество узлов памяти с задачами в каждой контрольной группе.</text:span></text:p>
      <text:p text:style-name="P8"/>
      <text:p text:style-name="P36">1.2. Для чего нужны контрольные группы?</text:p>
      <text:p text:style-name="P9">Существует множество достижений в обеспечении агрегации процессов в ядре Linux, в основном это необходимо для задач по отслеживанию ресурсов. К некоторым из таких относятся: cpusets, CKRM/ResGroups, UserBeanCounters и virtual server namespaces. Всем этим <text:span text:style-name="T55">достижениям</text:span> необходим<text:span text:style-name="T55">о понятие</text:span> группировани<text:span text:style-name="T55">я</text:span> или <text:span text:style-name="T19">разделения</text:span> процессов, включая вновь созданные процессы, которые прекра<text:span text:style-name="T55">щают</text:span> своё выполнение в той же группе(контрольной группе) что и родительский процесс. <text:span text:style-name="T55">(пр. На самом деле трудно сгруппировать задачи. Некоторые дочерние процессы имеют свойство убегать ос своих родителей. Скажем даже после двойного вызова fork без cgroups понять происхождение процесса бывает невозможно. Потому необходимо что-то, что будет помогать отслеживать подобные ситуации, а также давать более «гладкую» картину об активности процессов и их потомков.)</text:span></text:p>
      <text:p text:style-name="P5"><text:soft-page-break/><text:span text:style-name="T1">Набор изменений ядра, который включает контрольные группы, обеспечивает механизм ядра всем самым нужным и необходимым для эффективного объявления таких групп. Он минимум влияет на </text:span><text:span text:style-name="T12">работу </text:span><text:span text:style-name="T1">в системе</text:span><text:span text:style-name="T12">(снижение производительности минимально)</text:span><text:span text:style-name="T1"> и </text:span><text:span text:style-name="T9">обеспечивает</text:span><text:span text:style-name="T1"> ловушками(хуками) для конкретных подсистем, таких как cpusets для обеспечения дополнительного поведение так как это </text:span><text:span text:style-name="T9">будет необходимо.</text:span><text:span text:style-name="T1"> </text:span></text:p>
      <text:p text:style-name="P5"><text:span text:style-name="T1">Поддержка множества иерархий обеспечивается для разрешения ситуаций где разделение задач на контрольные группы является заметно различным касательно различных подсистем. Наличие параллельных иерархий позволяет каждой быть </text:span><text:span text:style-name="T9">естественно</text:span><text:span text:style-name="T1"> подел</text:span><text:span text:style-name="T9">ё</text:span><text:span text:style-name="T1">нной на задачи, </text:span><text:span text:style-name="T7">не имея руководства над всем комплексом задач, которые бы присутствовали, если несколько несвязанных подсистем нуждались в похожем дереве контрольных групп.</text:span></text:p>
      <text:p text:style-name="P10">В крайнем случае, каждый контроллер ресурсов или подсистема могут быть в различных иерархиях; в другом случае, все подсистемы могут быть присоединены к одной иерархии.</text:p>
      <text:p text:style-name="P10">В качестве сценария, из которого мы можем извлечь пользу от множества иерархий рассмотрим большой сервер университета с различными пользователями — студенты, профессора, системные задачи и прочее. Планирование ресурсов этого сервера можно проследить по линиям на схеме ниже:</text:p>
      <text:p text:style-name="P10">CPU: <text:s text:c="33"/>«Top cpuset»</text:p>
      <text:p text:style-name="P10"><text:s text:c="45"/>/ <text:s text:c="12"/>\</text:p>
      <text:p text:style-name="P10"><text:s text:c="35"/>CPUSet1 <text:s text:c="3"/>CPUSet2</text:p>
      <text:p text:style-name="P10"><text:s text:c="44"/>| <text:s text:c="15"/>|</text:p>
      <text:p text:style-name="P10"><text:s text:c="33"/>(Professors) <text:s text:c="3"/>(Students)</text:p>
      <text:p text:style-name="P11">В дополнение (системные задачи) отнесены к topcpuset (то есть они могут выполнятся в любое время) с лимитом в 20%.</text:p>
      <text:p text:style-name="P11">Memory: Proffesors(50%), Students(30%), System(20%)</text:p>
      <text:p text:style-name="P11">Disk: Proffesors(50%), Students(30%), System(20%)</text:p>
      <text:p text:style-name="P11">Network: <text:s text:c="2"/>WWW browsing (20%), Network File System (60%), others (20%)</text:p>
      <text:p text:style-name="P11"><text:s text:c="36"/>/ <text:s text:c="12"/>\</text:p>
      <text:p text:style-name="P11"><text:s text:c="19"/>Proffesors(15%) <text:s/>Students(5%)</text:p>
      <text:p text:style-name="P11">Браузеры такие как Firefox/Lynx относятся к сетевому классу WWW, тогда как (k)nfsd относится к сетевому классу NFS.</text:p>
      <text:p text:style-name="P11">В тоже время Firefox/Lynx будут <text:span text:style-name="T19">участниками</text:span> соответствующих классов CPU/Memory, в зависимости от того кто их запустил(Proffesors/Students).</text:p>
      <text:p text:style-name="P6"><text:span text:style-name="T1">С возможностью классифицирования задач </text:span><text:span text:style-name="T13">п</text:span><text:span text:style-name="T1">о различным ресурсам (внося ресурсы подсистем в различные иерархии), администратор может легко установить сценарий, который получает </text:span><text:span text:style-name="T8">exec уведомления и в зависимости от того кто запустил браузер </text:span><text:span text:style-name="T14">выполнить</text:span><text:span text:style-name="T8">:</text:span></text:p>
      <text:p text:style-name="P12"/>
      <text:p text:style-name="P12">#echo browser_pid &gt; /sys/fs/cgroup/&lt;<text:span text:style-name="T56">тип_ресурса</text:span>&gt;/&lt;<text:span text:style-name="T56">класс_пользователя</text:span>&gt;/tasks</text:p>
      <text:p text:style-name="P12"/>
      <text:p text:style-name="P12">При наличии только одной иерархии, сейчас он бы мог создать различные контрольные группы для каждого браузера, который запущен и ассоциировать его с соответствующим сетевым или прочим классом ресурса. В итоге это может <text:span text:style-name="T56">при</text:span>вести к разветвлению каждой контрольной группы.</text:p>
      <text:p text:style-name="P12">Также администратор мог бы временно улучшить сеть для браузера студентов или дать одному из студентов больше производительности CPU.</text:p>
      <text:p text:style-name="P12">С возможностью <text:span text:style-name="T56">отправки</text:span> PID напрямую в класс ресурсов, эти задачи похожи на следующее:</text:p>
      <text:p text:style-name="P12"><text:s/></text:p>
      <text:p text:style-name="P12">#echo pid &gt; /sys/fs/cgroup/network/&lt;<text:span text:style-name="T56">новый_класс</text:span>&gt;/tasks</text:p>
      <text:p text:style-name="P12">(спустя некоторое время)</text:p>
      <text:p text:style-name="P12">#echo pid &gt; /sys/fs/cgroup/network/&lt;<text:span text:style-name="T56">старый_класс</text:span>&gt;/tasks</text:p>
      <text:p text:style-name="P12"><text:soft-page-break/></text:p>
      <text:p text:style-name="P12">В отсутствие этой возможности, администратор мог бы разделить контрольную группу на несколько отдельных единиц и затем ассоциировать новые контрольные группы с новыми классами ресурсов.</text:p>
      <text:p text:style-name="P12"/>
      <text:p text:style-name="P37">1.2. Как реализованы контрольные группы?</text:p>
      <text:p text:style-name="P13">Контрольные групп<text:span text:style-name="T57">ы</text:span> расширяют возможности ядра в следующем:</text:p>
      <text:p text:style-name="P13">- <text:span text:style-name="T19">Каждая</text:span> задача в системе имеет ссылку-счётчик на css_set.</text:p>
      <text:p text:style-name="P13">- css_set содержит множество ссылок-счётчиков на объекты cgroup_subsys_state, по одной на каждую подсистему, которая <text:span text:style-name="T19">зарегистрирована</text:span> в <text:span text:style-name="T19">системе. Прямая</text:span> ссылка от задачи на контрольную группу, членом иерархии которой является задача, отсутствует, но данную связь можно определить, следую через объект cgroup_subsys_state. Всё это организовано именно так, потому что доступ к состоянию подсистемы есть именно то, что, как ожидается, <text:span text:style-name="T57">происходит</text:span> чаще в <text:span text:style-name="T16">коде, критичном к производительности (perfomence-critical code). В данном коде операции по привязке задач к контрольным группам (в частности, перемещение между контрольных групп) случаются редко.</text:span></text:p>
      <text:p text:style-name="P13">- <text:span text:style-name="T16">Файловая система с иерархией контрольных групп может быть примонтирована для просмотра и манипуляций из пространства пользователя.</text:span></text:p>
      <text:p text:style-name="P13">- <text:span text:style-name="T16">Вы можете вывести в виде списка все задачи (по PID) привязанные к любой контрольной группе.</text:span></text:p>
      <text:p text:style-name="P14">Реализация контрольных групп требует наличия в ядре нескольких простых ловушек(хуков) в местах, <text:span text:style-name="T57">которые </text:span>не критически <text:span text:style-name="T57">влияют на </text:span>производительност<text:span text:style-name="T57">ь</text:span>:</text:p>
      <text:p text:style-name="P14">- В init/main.c, для инициализации корневой контрольной группы и инициализации css_set во время загрузки.</text:p>
      <text:p text:style-name="P14">- В системных вызовах fork и exit, для привязки и отвязки задачи от своего css_set.</text:p>
      <text:p text:style-name="P15">В дополнение, новая файловая система типа «cgroup» может <text:span text:style-name="T58">примонтирована</text:span> для просмотра и модификаций контрольных групп, существующих на данный момент, в ядре. Во время монтирования иерархии контрольных групп вам необходимо задать, разделённым через запятую, <text:s text:c="2"/>список подсистем как набор опций при монтировании. По-умолчанию, монтирование файловой системы cgroup п<text:span text:style-name="T58">ытается</text:span> примонтировать иерархию, <text:span text:style-name="T19">содержащую</text:span> все зарегистрированные подсистемы.</text:p>
      <text:p text:style-name="P15">Если активная иерархия с точно таким же множеством подсистем существует, тогда <text:span text:style-name="T58">именно</text:span> она будет использована <text:span text:style-name="T58">в качестве</text:span> новой точк<text:span text:style-name="T58">и</text:span> <text:span text:style-name="T58">монтирования</text:span> вместо предыдущей. Если не найдено существующей иерархии и<text:span text:style-name="T58">ли</text:span> какой-нибудь из запрашиваемых подсистем для использования в существующей иерархии, монтирование завершится с ошибкой -EBUSY. В противном случае новая иерархия будет активирована и ассоциирована с запрашиваемой подсистемой. </text:p>
      <text:p text:style-name="P16">В данный момент <text:span text:style-name="T19">является</text:span> невозможным прицепить новую подсистему к активной иерархии контрольной группы или отцепить подсистему с активной иерархии контрольной группы. Возможно это будет <text:span text:style-name="T58">доступно</text:span> в будущем, однако сейчас <text:span text:style-name="T19">попытки</text:span> воспроизвести это чреваты случаями ошибок-восстановлени<text:span text:style-name="T58">я</text:span>(error-recovery issues).</text:p>
      <text:p text:style-name="P16">Когда файловая система контрольной группы отмонтирована и в ней содержатся дочерние контрольные группы, созданные ниже <text:span text:style-name="T58">верхнего</text:span> <text:span text:style-name="T58">уровня отмонтированой</text:span> контрольной группы, иерархия вс<text:span text:style-name="T58">ё </text:span>равно продолжает оставаться быть активной, даже <text:span text:style-name="T18">несмотря на то что уже отмонтирована. Если дочерних контрольных групп в иерархии нет, иерархия будет деактивирована.</text:span></text:p>
      <text:p text:style-name="P17">Для контрольных групп не было создано новых системных вызовов — вся поддержка (запросы и модификации) контрольных групп <text:span text:style-name="T58">ос</text:span>уществ<text:span text:style-name="T58">ляется</text:span> через файловую систему этой контрольной группы.</text:p>
      <text:p text:style-name="P17">Директория каждой задачи в /proc содержит файл с именем «cgroup», отображающий для <text:soft-page-break/><text:span text:style-name="T58">каждой</text:span> активной <text:span text:style-name="T19">иерархии</text:span> имя подсистемы и имя контрольной группы в качестве соответствующего пути, начиная с корня в <text:s/>файловой системе контрольной группы.</text:p>
      <text:p text:style-name="P17">Каждая контрольная группа отображается как директория в файловой системе контрольной группы и она содержит следующие файлы:</text:p>
      <text:p text:style-name="P17">- tasks: список задач (по PID) присоединённых к этой контрольной группе. Данный список не обязательно будет отсортирован. Запись ID потока в данный файл перемещает данный поток в эту <text:span text:style-name="T19">контрольную </text:span>группу.</text:p>
      <text:p text:style-name="P17">- <text:span text:style-name="T19">cgroup.procs: список идентификаторов группы потоков (по ID)(TID — Thread Group ID) в контрольной группе. Не гарантируется что данный список будет отсортирован или освобождён от дубликатов TGID-ов и пользовательское пространство должно само отсортировать/унифицировать список, если это будет необходимо. Запись ID группы потоков в этот файл перемещает все потоки этой группы в эту контрольную группу.</text:span></text:p>
      <text:p text:style-name="P18">- флаг notify_on_release: <text:span text:style-name="T59">выполнить/не выполнить команду в файле release_agent после того как контрольную группу покинет последняя задача.</text:span></text:p>
      <text:p text:style-name="P18">- release_agent: <text:span text:style-name="T59">команда, которая будет выполнена после того, как контрольную группу покинет последняя задача.</text:span></text:p>
      <text:p text:style-name="P18">Подсистемы, такие как, cpusets могут добавлять дополнительные файлы в каждую директорию контрольной группы.</text:p>
      <text:p text:style-name="P18">Новая контрольная группа создаётся с использованием системного вызова mkdir или команды оболочки(командного интерпретатора). <text:span text:style-name="T20">Параметры контрольной группы, такие как её флаги, изменяются записью в соответствующей директории файл, который был указан выше.</text:span></text:p>
      <text:p text:style-name="P19">Поименованная иерархическая структура разветвлённой контрольной группы позволяет разделить большую систему на ветвления, которые динамически изменяются, «мягкие-разделы»(soft-partitions).</text:p>
      <text:p text:style-name="P20">Присоединение каждой задачи автоматически наследуется вызовом fork каждой дочерней задачей этого процесса, для того чтобы позволить контрольной группе организовать работу на загруженной системе в соответствии с множеством задач. Задача может быть переподключена в другую группу, <text:span text:style-name="T21">если это будет позволено правами доступа в соответствующих директориях контрольной группы.</text:span></text:p>
      <text:p text:style-name="P21">Когда задача перемещается из одной контрольной группы в другую, она получает новый указатель css_set. Если уже существует указатель css_set с желаемым<text:span text:style-name="T59">и</text:span> <text:span text:style-name="T59">параметрами</text:span> контрольн<text:span text:style-name="T59">ой</text:span> групп<text:span text:style-name="T59">ы</text:span>, он будет использован, в противном случае будет выделен новый. Соответствующий существующий css_set <text:span text:style-name="T60">ищется</text:span> просматривая хеш таблицу.</text:p>
      <text:p text:style-name="P21">Для предоставления доступа из контрольной группы к <text:span text:style-name="T62">множеству </text:span>css_set (и следовательно задачам) котор<text:span text:style-name="T62">ое</text:span> е<text:span text:style-name="T61">ё включает</text:span>, множество объектов cg_cgroup_link <text:span text:style-name="T62">формирует решётку;</text:span> каждый cg_cgroup_link связан со списком из cg_cgroup_links для одной контрольной группы по полю cgrp_link_list <text:span text:style-name="T62">и</text:span> список из cg_cgroup_links с единым css_set <text:span text:style-name="T61">по полю</text:span> cg_link_list.</text:p>
      <text:p text:style-name="P21">Таким образом набор задач в каждой контрольной группе может быть выведен в список <text:span text:style-name="T22">организовав </text:span>итера<text:span text:style-name="T22">цию</text:span> <text:span text:style-name="T62">по множеству</text:span> css_set, котор<text:span text:style-name="T62">ое</text:span> указывает на контрольную группу, <text:span text:style-name="T22">и подитерацию по каждому элементу css_set(cg_cgroup_links) для доступа к множеству процессов конкретной задачи.</text:span></text:p>
      <text:p text:style-name="P22">Использование виртуальной файловой системы Linux (vfs) для отображения иерархии контрольных групп обеспечивает знакомыми правами доступа и пространством имён(name space) для контрольных групп с использованием минимум дополнительного кода в ядре.</text:p>
      <text:p text:style-name="P38"/>
      <text:p text:style-name="P38">1.4. Что делает notify_on_release?</text:p>
      <text:p text:style-name="P23">Если флаг <text:s/>notify_on_release включен(1) в контрольной группе, <text:span text:style-name="T63">в этом случае</text:span> когда контрольную группу покидает последня задача (совершается выход(exit) или переход в другую контрольную группу) и последний ребёнок принадлежавший <text:span text:style-name="T63">какой-то задаче</text:span> этой контрольной групп<text:span text:style-name="T63">ы</text:span>, ядро <text:soft-page-break/>выполняет команду, заданную в файле «release_agent» в иерархии корневой директории этой группы. При этом следует учитывать, что поиск исполняемых файлов будет выполнятся начиная с корня группы, которая будет заброшена(<text:span text:style-name="T63">пр. Так называют группы, в которых отсутсвуют</text:span> задачи). <text:span text:style-name="T23">Также поддерживается автоматическое удаление заброшенных групп.</text:span> Значением по-умолчанию notify_on_release в <text:span text:style-name="T23">корневой контрольной группе является выключено(0). Значение по-умолчанию в других контрольных группах во время их создания есть текущее значение параметра notify_on_release их родителя.</text:span></text:p>
      <text:p text:style-name="P24"/>
      <text:p text:style-name="P39">1.5. Что делает clone_children?</text:p>
      <text:p text:style-name="P24">Этот флаг влияет только <text:span text:style-name="T64">на</text:span> контроллер cpuset. Если флаг clone_children включён в контрольной группе, тогда новая контрольная группа cpuset будет копировать свою конфигурацию от родителя во время инициализации.</text:p>
      <text:p text:style-name="P24"/>
      <text:p text:style-name="P39">1.6. Как я использую контрольные группы?</text:p>
      <text:p text:style-name="P24">Для запуска новой задачи, которая будет помещена в контрольную группу, которую использует подсистема «cgroup» необходимо проделать примерно следующее:</text:p>
      <text:p text:style-name="P24">1) mount -t tmpfs cgroup_root /sys/fs/cgroup.</text:p>
      <text:p text:style-name="P24">2) mkdir /sys/fs/cgroup/cpuset.</text:p>
      <text:p text:style-name="P24">3) mount -t cgroup -ocpuset cpuset /sys/fs/cgroup/cpuset.</text:p>
      <text:p text:style-name="P24">4) Создание новой контрольной группы производится путём создания директории(mkdir) и записи(write/echo) <text:span text:style-name="T24">в виртуальную файловую систему /sys/fs/cgroup.</text:span></text:p>
      <text:p text:style-name="P25">5) Создание новой задачи является «отливанием родителя»<text:span text:style-name="T65">(пр. Под отливанием понимается термин производство, как на заводе)</text:span> этой задачи.</text:p>
      <text:p text:style-name="P25">6) Прицепить новую задачу к контрольной группе возможно записью её PID в файл /sys/fs/cgroup/cpuset/tasks этой контрольной группы.</text:p>
      <text:p text:style-name="P25">7) fork, exec или clone рабочей задачи с родительской задачи.</text:p>
      <text:p text:style-name="P25"/>
      <text:p text:style-name="P25">В качестве примера следующая последовательность команд установит новую контрольную группу под названием «Charlie», которая содержит только процессоры 2 и 3, а также блок памяти 1 и затем запускает подсеанс «sh» в этой контрольной группе:</text:p>
      <text:p text:style-name="P25"/>
      <text:p text:style-name="P25">mount -t tmpfs cgroup_root /sys/fs/cgroup</text:p>
      <text:p text:style-name="P25">mkdir /sys/fs/cgroup/cpuset</text:p>
      <text:p text:style-name="P25">mount -t cgroup cpuset -ocpuset /sys/fs/cgroup/cpuset</text:p>
      <text:p text:style-name="P25">cd /sys/fs/cgroup/cpuset</text:p>
      <text:p text:style-name="P25">mkdir Charlie</text:p>
      <text:p text:style-name="P25">cd Charlie</text:p>
      <text:p text:style-name="P25">/bin/echo 2-3 &gt; cpuset.cpus</text:p>
      <text:p text:style-name="P25">/bin/echo 1 &gt; cpuset.mems</text:p>
      <text:p text:style-name="P25">/bin/echo $$ &gt; tasks</text:p>
      <text:p text:style-name="P25">sh</text:p>
      <text:p text:style-name="P25"># Подсеанс 'sh' теперь теперь выполняется в контрольной группе Charlie</text:p>
      <text:p text:style-name="P25"># Следующая линия должна отобразить '/Charlie'</text:p>
      <text:p text:style-name="P25">cat /proc/self/cgroup</text:p>
      <text:p text:style-name="P25"/>
      <text:p text:style-name="P40"/>
      <text:p text:style-name="P40"/>
      <text:p text:style-name="P40"/>
      <text:p text:style-name="P40"/>
      <text:p text:style-name="P40"><text:soft-page-break/>2. Примеры использования и синтаксис</text:p>
      <text:p text:style-name="P26"/>
      <text:p text:style-name="P40">2.1. Базовые возможности</text:p>
      <text:p text:style-name="P26">Создание, модификация, использование контрольных групп выполняется через виртуальную <text:span text:style-name="T25">файловую </text:span>систему контрольной группы.</text:p>
      <text:p text:style-name="P26">Для <text:span text:style-name="T66">монтирования</text:span> иерархии контрольной группы со всеми доступными подсистемами необходимо ввести:</text:p>
      <text:p text:style-name="P26"/>
      <text:p text:style-name="P26"># mount -t cgroup xxx /sys/fs/cgroup</text:p>
      <text:p text:style-name="P26"/>
      <text:p text:style-name="P26">Значение «xxx» не интерпретируется в коде контрольной группы, однако оно <text:span text:style-name="T66">отображается</text:span> в /proc/mounts и таким образом может быть <text:span text:style-name="T25">использовано</text:span> в <text:span text:style-name="T25">качестве</text:span> <text:span text:style-name="T25">строки-идентификатора.</text:span></text:p>
      <text:p text:style-name="P27"><text:span text:style-name="T68">Замечание:</text:span> <text:span text:style-name="T25">Некоторые</text:span> подсистемы не работают без предварительного пользовательского ввода. <text:span text:style-name="T25">К примеру если включён cpuset пользователь должен заполнить файлы cpus и mems некоторой информацией для каждой контрольной группы, прежде чем она может быть использована</text:span>.</text:p>
      <text:p text:style-name="P27"><text:span text:style-name="T26">Как было разъяснено в разделе '</text:span><text:span text:style-name="T69">1.2. Для чего нужны контрольны группы?</text:span><text:span text:style-name="T26">' вы должны создать различные иерархии контрольных групп для каждого единичного ресурса или группы ресурсов, которые хотите контролировать. Поэтому вы должны примонтировать tmpfs в /sys/fs/cgroup и создать директории для каждого ресурса или группы ресурсов.</text:span></text:p>
      <text:p text:style-name="P28"/>
      <text:p text:style-name="P28"># mount -t tmpfs cgroup_root /sys/fs/cgroup</text:p>
      <text:p text:style-name="P28"># mkdir /sys/fs/cgroup/rg1</text:p>
      <text:p text:style-name="P28"/>
      <text:p text:style-name="P28">Для монтирования иерархии контрольной группы только с подсистемами cpuset и memory необходимо ввести:</text:p>
      <text:p text:style-name="P28"/>
      <text:p text:style-name="P28"># mount -t cgroup -o cpuset,memory hier1 /sys/fs/cgroup/rg1</text:p>
      <text:p text:style-name="P28"/>
      <text:p text:style-name="P28">В то время как перемонтирование (remounting) контрольных <text:span text:style-name="T70">групп</text:span> поддерживается, всё же и<text:span text:style-name="T70">х</text:span> не рекомендуется использовать. Перемонтирование позволяет изменять связанные подсистемы и release_agent. Переподключение является тяжело используемым т..к. работает только с пустой иерархией и в тоже время release_agent сам по себе должен быть заменён обычным fsnotify. Поддержка перемонтирования будет исключена в будущем.</text:p>
      <text:p text:style-name="P43">Для задания <text:span text:style-name="T27">release_agent-</text:span>а иерархии:</text:p>
      <text:p text:style-name="P43"/>
      <text:p text:style-name="P43"># mount -t cgroup -o cpuset,release_agent="/sbin/cpuset_release_agent" <text:span text:style-name="T34">xxx /sys/fs/cgroup/rg1</text:span></text:p>
      <text:p text:style-name="P46"/>
      <text:p text:style-name="P46"><text:span text:style-name="T34">Следует заметит, что задание </text:span><text:span text:style-name="T39">‘release_agent’ </text:span><text:span text:style-name="T34">более чем од</text:span><text:span text:style-name="T37">ного</text:span><text:span text:style-name="T34"> будет возвращать ошибку.</text:span></text:p>
      <text:p text:style-name="P51">Также следует заметить, что изменение набора подсистем доступно только когда иерархия состоит из одной(корневой) контрольной группы. Поддержка возможности произвольно привязывать/отвязывать подсистемы из существующей иерархии контрольной группы обсуждается для реализации в будущем.</text:p>
      <text:p text:style-name="P46"><text:span text:style-name="T34">В директории /</text:span><text:span text:style-name="T39">sys/fs/cgroup/rg1 </text:span><text:span text:style-name="T34">вы можете най</text:span><text:span text:style-name="T38">т</text:span><text:span text:style-name="T34">и дерево каталогов, которое </text:span><text:span text:style-name="T36">соответствует</text:span><text:span text:style-name="T34"> дереву контрольных групп в системе. Для </text:span><text:span text:style-name="T35">примера, </text:span><text:span text:style-name="T40">/sys/fs/cgroup/rg1 </text:span><text:span text:style-name="T35">это контрольная группа, которая держит целиком всю систему.</text:span></text:p>
      <text:p text:style-name="P47"/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oft-page-break/><text:span text:style-name="T34">Если вы захотите изменить значение </text:span><text:span text:style-name="T39">release_agent:</text:span></text:p>
      <text:p text:style-name="P43"/>
      <text:p text:style-name="P43"># echo "/sbin/new_release_agent" &gt; /sys/fs/cgroup/rg1/release_agent</text:p>
      <text:p text:style-name="P42"/>
      <text:p text:style-name="P47">Также изменить данное значение можно и через перемонтирование.</text:p>
      <text:p text:style-name="P47"/>
      <text:p text:style-name="P47">Если вы захотите создать новую контрольную группу под /<text:span text:style-name="T27">sys/fs/cgroup/rg1:</text:span></text:p>
      <text:p text:style-name="P43"/>
      <text:p text:style-name="P43"># cd /sys/fs/cgroup/rg1</text:p>
      <text:p text:style-name="P43"># mkdir my_cgroup</text:p>
      <text:p text:style-name="P43"/>
      <text:p text:style-name="P47">А теперь вы захотите что-то сделать с этой группой.</text:p>
      <text:p text:style-name="P43"/>
      <text:p text:style-name="P43"># cd my_cgroup</text:p>
      <text:p text:style-name="P43"/>
      <text:p text:style-name="P33">В этой директории вы можете найти несколько файлов:</text:p>
      <text:p text:style-name="P43"/>
      <text:p text:style-name="P43"># ls</text:p>
      <text:p text:style-name="P43">cgroup.procs notify_on_release tasks</text:p>
      <text:p text:style-name="P34">(плюс какие-нибудь файлы, добавленные присоединёнными подсистемами)</text:p>
      <text:p text:style-name="P34"/>
      <text:p text:style-name="P48">Теперь, <text:span text:style-name="T71">присоедините</text:span> вашу оболочку <text:span text:style-name="T27">shell </text:span>к этой контрольной группе:</text:p>
      <text:p text:style-name="P43"/>
      <text:p text:style-name="P43"># /bin/echo $$ &gt; tasks</text:p>
      <text:p text:style-name="P43"/>
      <text:p text:style-name="P48">Вы также можете создать контрольные группы в середине вашей контрольной группы, используя <text:span text:style-name="T27">mkdir </text:span>в этой директории.</text:p>
      <text:p text:style-name="P43"/>
      <text:p text:style-name="P43"># mkdir my_sub_cs</text:p>
      <text:p text:style-name="P43"/>
      <text:p text:style-name="P48">Для удаления контрольной группы достаточно использовать <text:span text:style-name="T27">rmdir:</text:span></text:p>
      <text:p text:style-name="P43"/>
      <text:p text:style-name="P43"># rmdir my_sub_cs</text:p>
      <text:p text:style-name="P43"/>
      <text:p text:style-name="P48">Это приведёт к ошибке, если контрольная группа используется (имеет контрольные группы в себе или имеет присоединённые процессы или остаётся живой по причине ссылк<text:span text:style-name="T71">и</text:span> на неё некоторой специфической подсистемы).</text:p>
      <text:p text:style-name="P48"/>
      <text:p text:style-name="P50">2.2. Присоединение процессов</text:p>
      <text:p text:style-name="P43"/>
      <text:p text:style-name="P43"># /bin/echo PID &gt; tasks</text:p>
      <text:p text:style-name="P43"/>
      <text:p text:style-name="P48">Следует отметить, что это один <text:span text:style-name="T27">PID, </text:span>а не несколько. Вы можете присоединить толь ОДНУ задачу за раз. Если вы имеете несколько задач для присоединения, вы <text:span text:style-name="T54">должны присоединять</text:span> <text:span text:style-name="T54">их по</text:span> очереди.</text:p>
      <text:p text:style-name="P43"/>
      <text:p text:style-name="P43"># /bin/echo PID1 &gt; tasks</text:p>
      <text:p text:style-name="P43"># /bin/echo PID2 &gt; tasks</text:p>
      <text:p text:style-name="P43"><text:s text:c="8"/><text:span text:style-name="T41">...</text:span></text:p>
      <text:p text:style-name="P43"><text:soft-page-break/># /bin/echo PIDn &gt; tasks</text:p>
      <text:p text:style-name="P43"/>
      <text:p text:style-name="P48">Вы можете присоединить текущую задачу командной обол<text:span text:style-name="T42">о</text:span>чки <text:span text:style-name="T28">shell </text:span><text:span text:style-name="T42">выполняя </text:span><text:span text:style-name="T28">echo 0:</text:span></text:p>
      <text:p text:style-name="P43"/>
      <text:p text:style-name="P43"># echo 0 &gt; tasks</text:p>
      <text:p text:style-name="P43"/>
      <text:p text:style-name="P43"><text:span text:style-name="T43">Вы можете использовать файл </text:span><text:span text:style-name="T28">cgroup.procs </text:span><text:span text:style-name="T43">вместо файла </text:span><text:span text:style-name="T28">tasks </text:span><text:span text:style-name="T43">для перемещения всех потоков, которые находятся в группе потоков, за раз. Отправка </text:span><text:span text:style-name="T28">PID </text:span><text:span text:style-name="T43">любой задачи, которая находится в группе потоков, в </text:span><text:span text:style-name="T28">cgroup.procs </text:span><text:span text:style-name="T43">приведёт к тому, что все задачи данной группы потоков буду присоединены к контрольной группе. Отправка 0 в </text:span><text:span text:style-name="T28">cgroup.procs </text:span><text:span text:style-name="T43">переместит все задачи </text:span><text:span text:style-name="T44">в групп</text:span><text:span text:style-name="T50">е</text:span><text:span text:style-name="T44"> потоков </text:span><text:span text:style-name="T50">на </text:span><text:span text:style-name="T44">запис</text:span><text:span text:style-name="T50">ь группы потоков.</text:span></text:p>
      <text:p text:style-name="P43"><text:span text:style-name="T51">Замечание:</text:span><text:span text:style-name="T45"> поскольку каждая задача всегда является членом точно одной группы в примонтированной иерархии, тогда для удаления задачи из её текущей контрольной группы вы должны переместить её в новую группу (возможно в корневую контрольную группу), записывая её </text:span><text:span text:style-name="T29">PID </text:span><text:span text:style-name="T45">в файл </text:span><text:span text:style-name="T29">tasks </text:span><text:span text:style-name="T45">новой группы.</text:span></text:p>
      <text:p text:style-name="P43"><text:span text:style-name="T51">Замечание:</text:span><text:span text:style-name="T46"> учитывая ограничения вносимые некоторыми подсистемами, перемещение процесса из одной контрольной группы в другую может привести к ошибке.</text:span></text:p>
      <text:p text:style-name="P43"/>
      <text:p text:style-name="P41">2.3. Монтирование иерархий по имени.</text:p>
      <text:p text:style-name="P53"><text:span text:style-name="T46">Передавая опцию </text:span><text:span text:style-name="T30">name=&lt;x&gt; </text:span><text:span text:style-name="T46">при монтировании, иерархия контрольной группы ассоциирует заданное имя с иерархией. Это может быть использовано во время монтирования будущей иерархии для ссылки на неё по имени вместо набора её активных подсистем. Каждая иерархия может быть безымянной или иметь уникальное имя.</text:span></text:p>
      <text:p text:style-name="P53"><text:span text:style-name="T46">Имя должно попадать под правило: </text:span><text:span text:style-name="T30">[\w.-]+</text:span></text:p>
      <text:p text:style-name="P53"><text:span text:style-name="T46">Когда передаётся опция </text:span><text:span text:style-name="T30">name=&lt;x&gt; </text:span><text:span text:style-name="T46">для новой иерархии, вам необходимо задать подсистемы вручную; такое базовое поведение как при монтировании включать все подсистемы, когда всё упущено, не </text:span><text:span text:style-name="T49">поддерживается</text:span><text:span text:style-name="T46"> если вы задаёте подсистеме имя.</text:span></text:p>
      <text:p text:style-name="P53"><text:span text:style-name="T47">Имя подсистемы </text:span><text:span text:style-name="T52">отображается как</text:span><text:span text:style-name="T47"> часть описания иерархии в /</text:span><text:span text:style-name="T31">proc/mounts </text:span><text:span text:style-name="T47">и /</text:span><text:span text:style-name="T31">proc/&lt;pid&gt;/cgroups.</text:span></text:p>
      <text:p text:style-name="P53"/>
      <text:p text:style-name="P54"><text:span text:style-name="T33">3</text:span><text:span text:style-name="T31">. </text:span><text:span text:style-name="T47">Использование расширенных атрибутов</text:span></text:p>
      <text:p text:style-name="P49">Файловая система контрольных групп поддерживает несколько типов <text:span text:style-name="T54">расширенных</text:span> атрибутов в своих директориях и файлах. В данный момент поддерживаются следующие:</text:p>
      <text:p text:style-name="P53">- <text:span text:style-name="T31">Trusted (XATTR_TRUSTED)</text:span></text:p>
      <text:p text:style-name="P52">- Security (XATTR_SECURITY)</text:p>
      <text:p text:style-name="P49">Оба требую наличия установленного флага <text:span text:style-name="T27">CAP_SYS_ADMIN </text:span>при использовании.</text:p>
      <text:p text:style-name="P53"><text:span text:style-name="T47">Также как и в </text:span><text:span text:style-name="T31">tmpfs, </text:span><text:span text:style-name="T47">расширенные атрибуты в файловой системе контрольной группы хранятся, используя память ядра. Рекомендовано удерживать как можно меньше памяти. Это является причиной, почему атрибуты, определённые пользователем, не поддерживаются, </text:span><text:span text:style-name="T48">т.к. любой пользователь мог бы без ограничений задавать значения этих атрибутов.</text:span></text:p>
      <text:p text:style-name="P53"><text:span text:style-name="T48">Текущими известными пользователями этих расширенных атрибутов являются SELinux(для ограничения использования контрольной группы в контейнере</text:span><text:span text:style-name="T53">)</text:span><text:span text:style-name="T48"> и </text:span><text:span text:style-name="T32">systemd </text:span><text:span text:style-name="T48">для упорядочивани</text:span><text:span text:style-name="T53">я</text:span><text:span text:style-name="T48"> мета данных, таких как </text:span><text:span text:style-name="T32">PID, </text:span><text:span text:style-name="T48">в контрольную группу (</text:span><text:span text:style-name="T32">systemd </text:span><text:span text:style-name="T48">создаёт контрольную группу для каждого сервиса).</text:span><text:line-break/></text:p>
      <text:p text:style-name="P4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02:02:52.551703145</meta:creation-date>
    <dc:date>2014-11-23T05:40:13.506784759</dc:date>
    <meta:editing-duration>P2DT4H59M16S</meta:editing-duration>
    <meta:editing-cycles>32</meta:editing-cycles>
    <meta:generator>LibreOffice/4.1.6.2$Linux_X86_64 LibreOffice_project/410m0$Build-2</meta:generator>
    <meta:document-statistic meta:table-count="0" meta:image-count="0" meta:object-count="0" meta:page-count="8" meta:paragraph-count="156" meta:word-count="2779" meta:character-count="21922" meta:non-whitespace-character-count="18979"/>
  </office:meta>
</office:document-meta>
</file>